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electing Data</text:span></text:p>
      <text:p text:style-name="Standard"/>
      <text:p text:style-name="Standard">select * from hrdata</text:p>
      <text:p text:style-name="Standard"/>
      <text:p text:style-name="Standard"><text:span text:style-name="T1">Employee Count</text:span></text:p>
      <text:p text:style-name="Standard"/>
      <text:p text:style-name="Standard">select sum(employee_count) </text:p>
      <text:p text:style-name="Standard">from hrdata where education='High school' <text:s/>and department='Sales'</text:p>
      <text:p text:style-name="Standard">and age='35'</text:p>
      <text:p text:style-name="Standard"/>
      <text:p text:style-name="Standard"><text:span text:style-name="T1">Attrition Count</text:span></text:p>
      <text:p text:style-name="Standard"/>
      <text:p text:style-name="Standard">select count(attrition)</text:p>
      <text:p text:style-name="Standard"><text:s/>from hrdata</text:p>
      <text:p text:style-name="Standard">where attrition='Yes'</text:p>
      <text:p text:style-name="Standard"/>
      <text:p text:style-name="Standard"><text:span text:style-name="T1">Job_Satisfaction Count</text:span></text:p>
      <text:p text:style-name="Standard"/>
      <text:p text:style-name="Standard">select sum(job_satisfaction) </text:p>
      <text:p text:style-name="Standard">from hrdata</text:p>
      <text:p text:style-name="Standard"><text:soft-page-break/>where attrition='Yes' and education='Doctoral Degree'</text:p>
      <text:p text:style-name="Standard"/>
      <text:p text:style-name="Standard">select count(job_role) <text:s/></text:p>
      <text:p text:style-name="Standard"><text:s/>from <text:s/>hrdata</text:p>
      <text:p text:style-name="Standard">Where <text:s/>job_role='Laboratory Technician' <text:s text:c="2"/>and <text:s text:c="2"/>education='Doctoral Degree'</text:p>
      <text:p text:style-name="P1"/>
      <text:p text:style-name="Standard"><text:span text:style-name="T1">Attrition Count by employee_count</text:span></text:p>
      <text:p text:style-name="Standard"/>
      <text:p text:style-name="Standard">select round(((select count(attrition) where attrition='Yes')/sum(employee_count))*100,2)</text:p>
      <text:p text:style-name="Standard">from hrdata</text:p>
      <text:p text:style-name="Standard"/>
      <text:p text:style-name="Standard"><text:span text:style-name="T1">Attrition Percentage by department</text:span></text:p>
      <text:p text:style-name="Standard"/>
      <text:p text:style-name="Standard">select round(((select count(attrition)</text:p>
      <text:p text:style-name="Standard"><text:s/>where attrition='Yes'anddepartment='Sales')/sum(employee_count))*100,2)</text:p>
      <text:p text:style-name="Standard">from hrdata</text:p>
      <text:p text:style-name="Standard">where department='Sales'</text:p>
      <text:p text:style-name="Standard"/>
      <text:p text:style-name="Standard"><text:span text:style-name="T1">Employee_Count by Age</text:span></text:p>
      <text:p text:style-name="Standard"/>
      <text:p text:style-name="Standard">select sum(employee_count) - (select count(attrition) from hrdata where attrition='Yes' and gender='Male') </text:p>
      <text:p text:style-name="Standard"><text:soft-page-break/>from hrdata where gender='Male' </text:p>
      <text:p text:style-name="P1"/>
      <text:p text:style-name="Standard"><text:span text:style-name="T1">Average by age</text:span></text:p>
      <text:p text:style-name="Standard"/>
      <text:p text:style-name="Standard">select round(avg(age),0) from hrdata</text:p>
      <text:p text:style-name="Standard"/>
      <text:p text:style-name="Standard"><text:span text:style-name="T1">Attrition Count By Gender</text:span></text:p>
      <text:p text:style-name="Standard"/>
      <text:p text:style-name="Standard">select gender, count(attrition) from hrdata</text:p>
      <text:p text:style-name="Standard">where attrition='Yes'</text:p>
      <text:p text:style-name="Standard">GROUP BY gender</text:p>
      <text:p text:style-name="Standard">order by count(attrition) DESC</text:p>
      <text:p text:style-name="P1"/>
      <text:p text:style-name="Standard"><text:span text:style-name="T1">Attrition Count by Department</text:span></text:p>
      <text:p text:style-name="Standard"/>
      <text:p text:style-name="Standard">select department, count(attrition) from hrdata</text:p>
      <text:p text:style-name="Standard">where attrition='Yes'</text:p>
      <text:p text:style-name="Standard">group by department</text:p>
      <text:p text:style-name="Standard">order by count(attrition) DESC</text:p>
      <text:p text:style-name="Standard"/>
      <text:p text:style-name="Standard"><text:span text:style-name="T1">Percentage <text:s/>By department</text:span></text:p>
      <text:p text:style-name="Standard"><text:soft-page-break/></text:p>
      <text:p text:style-name="Standard">select department , count(attrition), </text:p>
      <text:p text:style-name="Standard">round((cast(count(attrition) as numeric)/(select count(attrition) where attrition='Yes'))*100,0) as pct</text:p>
      <text:p text:style-name="Standard">from hrdata</text:p>
      <text:p text:style-name="Standard">where attrition='Yes'</text:p>
      <text:p text:style-name="Standard">GROUP BY department</text:p>
      <text:p text:style-name="Standard">order by count(attrition) desc</text:p>
      <text:p text:style-name="Standard"/>
      <text:p text:style-name="Standard"/>
      <text:p text:style-name="Standard"><text:span text:style-name="T1">Employee_count by Age,Education</text:span></text:p>
      <text:p text:style-name="Standard"/>
      <text:p text:style-name="Standard">select age , count(emp_no) from hrdata</text:p>
      <text:p text:style-name="Standard">where attrition='Yes' and education='High School'</text:p>
      <text:p text:style-name="Standard">group by age</text:p>
      <text:p text:style-name="Standard">order by age</text:p>
      <text:p text:style-name="Standard"/>
      <text:p text:style-name="Standard"><text:span text:style-name="T1">Attrition Count By Age_band</text:span></text:p>
      <text:p text:style-name="Standard"/>
      <text:p text:style-name="Standard">select age_band, count(attrition) from hrdata</text:p>
      <text:p text:style-name="Standard">group by age_band</text:p>
      <text:p text:style-name="Standard">order by age_band ,count(attrition)</text:p>
      <text:p text:style-name="P1"><text:soft-page-break/></text:p>
      <text:p text:style-name="Standard"><text:span text:style-name="T1">Attrition percentage by age_band,gender</text:span></text:p>
      <text:p text:style-name="Standard"><text:tab/> </text:p>
      <text:p text:style-name="Standard">select age_band ,gender,count(attrition),<text:tab/> </text:p>
      <text:p text:style-name="Standard">round((cast(count(attrition)as numeric)/</text:p>
      <text:p text:style-name="Standard">(select count(attrition)from hrdata where attrition='Yes'))*100,0)</text:p>
      <text:p text:style-name="Standard">from hrdata</text:p>
      <text:p text:style-name="Standard">group by age_band,gender</text:p>
      <text:p text:style-name="Standard">order by count(attrition) desc</text:p>
      <text:p text:style-name="Standard"/>
      <text:p text:style-name="Standard"/>
      <text:p text:style-name="Standard"><text:span text:style-name="T1">Creating a Crosstab</text:span></text:p>
      <text:p text:style-name="Standard"/>
      <text:p text:style-name="Standard">select * </text:p>
      <text:p text:style-name="Standard">from crosstab(</text:p>
      <text:p text:style-name="Standard"/>
      <text:p text:style-name="Standard"><text:s text:c="3"/>'select job_role,job_satisfaction,sum(employee_count)</text:p>
      <text:p text:style-name="Standard"><text:tab/>from hrdata</text:p>
      <text:p text:style-name="Standard"><text:tab/>group by job_role,job_satisfaction</text:p>
      <text:p text:style-name="Standard"><text:tab/>order by job_role,job_satisfaction'</text:p>
      <text:p text:style-name="Standard"><text:s text:c="2"/></text:p>
      <text:p text:style-name="Standard"><text:soft-page-break/>) as ct (job_role varchar(50),one numeric,two numeric,three numeric,four numeric)</text:p>
      <text:p text:style-name="Standard">order by job_role;</text:p>
      <text:p text:style-name="Standard"/>
      <text:p text:style-name="Standard"/>
      <text:p text:style-name="Standard"/>
      <text:p text:style-name="Standard">CREATE EXTENSION IF NOT EXISTS tablefunc;</text:p>
      <text:p text:style-name="Standard"/>
      <text:p text:style-name="Standard"><text:tab/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76" meta:word-count="253" meta:character-count="2345" meta:non-whitespace-character-count="2132"/>
    <meta:generator>LibreOfficeDev/6.0.5.2$Linux_X86_64 LibreOffice_project/</meta:generator>
  </office:meta>
</office:document-meta>
</file>